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44in" style:use-optimal-column-width="false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7" style:family="table-column">
      <style:table-column-properties style:column-width="3.2444in" style:use-optimal-column-width="false"/>
    </style:style>
    <style:style style:name="TableColumn48" style:family="table-column">
      <style:table-column-properties style:column-width="3.2444in" style:use-optimal-column-width="false"/>
    </style:style>
    <style:style style:name="Table46" style:family="table">
      <style:table-properties style:width="6.488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4" style:family="table-row">
      <style:table-row-properties style:min-row-height="0.4951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59" style:family="table-row">
      <style:table-row-properties style:min-row-height="0.214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fo:hyphenate="true"/>
    </style:style>
    <style:style style:name="T6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6" style:family="table-row">
      <style:table-row-properties style:min-row-height="0.513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fo:hyphenate="true"/>
    </style:style>
    <style:style style:name="T6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style:vertical-align="auto"/>
      <style:text-properties fo:hyphenate="true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style:vertical-align="auto"/>
      <style:text-properties fo:hyphenate="true"/>
    </style:style>
    <style:style style:name="T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style:vertical-align="auto"/>
      <style:text-properties fo:hyphenate="true"/>
    </style:style>
    <style:style style:name="T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6" style:parent-style-name="Обычный" style:family="paragraph">
      <style:paragraph-properties style:vertical-align="auto"/>
      <style:text-properties fo:hyphenate="true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8" style:parent-style-name="Обычный" style:family="paragraph">
      <style:paragraph-properties fo:text-align="justify"/>
    </style:style>
    <style:style style:name="P99" style:parent-style-name="Обычный" style:family="paragraph">
      <style:paragraph-properties fo:text-align="justify"/>
    </style:style>
    <style:style style:name="P10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</style:style>
    <style:style style:name="TableColumn106" style:family="table-column">
      <style:table-column-properties style:column-width="0.4375in" style:use-optimal-column-width="false"/>
    </style:style>
    <style:style style:name="TableColumn107" style:family="table-column">
      <style:table-column-properties style:column-width="2.7916in" style:use-optimal-column-width="false"/>
    </style:style>
    <style:style style:name="TableColumn108" style:family="table-column">
      <style:table-column-properties style:column-width="3.8229in" style:use-optimal-column-width="false"/>
    </style:style>
    <style:style style:name="Table105" style:family="table">
      <style:table-properties style:width="7.052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line-height="115%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0395in" fo:margin-bottom="0.0395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123" style:parent-style-name="Основнойшрифтабзаца" style:family="text">
      <style:text-properties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15%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395in" fo:margin-bottom="0.0395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Row131" style:family="table-row">
      <style:table-row-properties style:min-row-height="1.8291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15%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ableContents" style:family="paragraph">
      <style:paragraph-properties fo:margin-top="0.0395in" fo:margin-bottom="0.0395in"/>
    </style:style>
    <style:style style:name="P140" style:parent-style-name="TableContents" style:family="paragraph">
      <style:paragraph-properties fo:margin-top="0.0395in" fo:margin-bottom="0.0395in"/>
    </style:style>
    <style:style style:name="P141" style:parent-style-name="Standard" style:family="paragraph">
      <style:paragraph-properties fo:line-height="115%"/>
    </style:style>
    <style:style style:name="P142" style:parent-style-name="Standard" style:family="paragraph">
      <style:paragraph-properties fo:line-height="115%"/>
    </style:style>
    <style:style style:name="P14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</style:style>
    <style:style style:name="TableColumn148" style:family="table-column">
      <style:table-column-properties style:column-width="0.4375in" style:use-optimal-column-width="false"/>
    </style:style>
    <style:style style:name="TableColumn149" style:family="table-column">
      <style:table-column-properties style:column-width="2.7916in" style:use-optimal-column-width="false"/>
    </style:style>
    <style:style style:name="TableColumn150" style:family="table-column">
      <style:table-column-properties style:column-width="3.8229in" style:use-optimal-column-width="false"/>
    </style:style>
    <style:style style:name="Table147" style:family="table">
      <style:table-properties style:width="7.052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line-height="115%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top="0.0395in" fo:margin-bottom="0.0395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ableContents" style:family="paragraph">
      <style:paragraph-properties fo:margin-top="0.0395in" fo:margin-bottom="0.039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15%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TableContents" style:family="paragraph">
      <style:paragraph-properties fo:margin-top="0.0395in" fo:margin-bottom="0.0395in"/>
    </style:style>
    <style:style style:name="P176" style:parent-style-name="TableContents" style:family="paragraph">
      <style:paragraph-properties fo:margin-top="0.0395in" fo:margin-bottom="0.0395in"/>
    </style:style>
    <style:style style:name="P177" style:parent-style-name="Standard" style:family="paragraph">
      <style:text-properties style:font-name="Times New Roman" style:font-name-complex="Times New Roman" fo:font-size="11pt" style:font-size-asian="11pt"/>
    </style:style>
    <style:style style:name="P178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79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82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TableColumn184" style:family="table-column">
      <style:table-column-properties style:column-width="0.4361in" style:use-optimal-column-width="false"/>
    </style:style>
    <style:style style:name="TableColumn185" style:family="table-column">
      <style:table-column-properties style:column-width="2.7902in" style:use-optimal-column-width="false"/>
    </style:style>
    <style:style style:name="TableColumn186" style:family="table-column">
      <style:table-column-properties style:column-width="3.4666in" style:use-optimal-column-width="false"/>
    </style:style>
    <style:style style:name="Table183" style:family="table">
      <style:table-properties style:width="6.693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complex="Times New Roman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complex="Times New Roma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complex="Times New Roman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complex="Times New Roman"/>
    </style:style>
    <style:style style:name="TableRow201" style:family="table-row">
      <style:table-row-properties style:min-row-height="0.0687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P221" style:parent-style-name="TableContents" style:family="paragraph">
      <style:text-properties style:font-name="Times New Roman" style:font-name-complex="Times New Roman"/>
    </style:style>
    <style:style style:name="P222" style:parent-style-name="TableContents" style:family="paragraph">
      <style:text-properties style:font-name="Times New Roman" style:font-name-complex="Times New Roman"/>
    </style:style>
    <style:style style:name="P22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8" style:parent-style-name="Standard" style:family="paragraph">
      <style:paragraph-properties fo:line-height="115%"/>
    </style:style>
    <style:style style:name="TableColumn230" style:family="table-column">
      <style:table-column-properties style:column-width="0.4375in" style:use-optimal-column-width="false"/>
    </style:style>
    <style:style style:name="TableColumn231" style:family="table-column">
      <style:table-column-properties style:column-width="2.7916in" style:use-optimal-column-width="false"/>
    </style:style>
    <style:style style:name="TableColumn232" style:family="table-column">
      <style:table-column-properties style:column-width="3.8229in" style:use-optimal-column-width="false"/>
    </style:style>
    <style:style style:name="Table229" style:family="table">
      <style:table-properties style:width="7.052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line-height="115%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margin-top="0.0395in" fo:margin-bottom="0.0395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margin-top="0.0395in" fo:margin-bottom="0.0395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line-height="115%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margin-top="0.0395in" fo:margin-bottom="0.0395in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margin-top="0.0395in" fo:margin-bottom="0.0395in"/>
    </style:style>
    <style:style style:name="P254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5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56" style:parent-style-name="Обычный" style:family="paragraph">
      <style:paragraph-properties fo:text-align="justify"/>
    </style:style>
    <style:style style:name="T257" style:parent-style-name="Основнойшрифтабзаца" style:family="text">
      <style:text-properties fo:font-weight="bold" style:font-weight-asian="bold" style:font-weight-complex="bold"/>
    </style:style>
    <style:style style:name="P258" style:parent-style-name="Обычный" style:family="paragraph">
      <style:paragraph-properties fo:text-align="justify"/>
    </style:style>
    <style:style style:name="T259" style:parent-style-name="Основнойшрифтабзаца" style:family="text">
      <style:text-properties fo:font-weight="bold" style:font-weight-asian="bold" style:font-weight-complex="bold"/>
    </style:style>
    <style:style style:name="P260" style:parent-style-name="Обычный" style:family="paragraph">
      <style:paragraph-properties fo:text-align="justify"/>
    </style:style>
    <style:style style:name="P261" style:parent-style-name="Обычный" style:family="paragraph">
      <style:paragraph-properties fo:text-align="justify"/>
    </style:style>
    <style:style style:name="P262" style:parent-style-name="Обычный" style:family="paragraph">
      <style:paragraph-properties fo:text-align="justify"/>
    </style:style>
    <style:style style:name="TableColumn264" style:family="table-column">
      <style:table-column-properties style:column-width="3.2444in" style:use-optimal-column-width="false"/>
    </style:style>
    <style:style style:name="TableColumn265" style:family="table-column">
      <style:table-column-properties style:column-width="3.2444in" style:use-optimal-column-width="false"/>
    </style:style>
    <style:style style:name="Table263" style:family="table">
      <style:table-properties style:width="6.4888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style:vertical-align="auto"/>
      <style:text-properties fo:hyphenate="true"/>
    </style:style>
    <style:style style:name="T2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77" style:parent-style-name="Обычный" style:family="paragraph">
      <style:paragraph-properties style:vertical-align="auto"/>
      <style:text-properties fo:hyphenate="true"/>
    </style:style>
    <style:style style:name="T27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79" style:parent-style-name="Основнойшрифтабзаца" style:family="text">
      <style:text-properties style:font-name="Courier New" style:font-name-complex="Courier New" fo:color="#E3E3E3" fo:font-size="9pt" style:font-size-asian="9pt" style:font-size-complex="9pt" fo:background-color="#282828"/>
    </style:style>
    <style:style style:name="T2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style:vertical-align="auto"/>
      <style:text-properties fo:hyphenate="true"/>
    </style:style>
    <style:style style:name="T2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style:vertical-align="auto"/>
      <style:text-properties fo:hyphenate="true"/>
    </style:style>
    <style:style style:name="T2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8" style:parent-style-name="Основнойшрифтабзаца" style:family="text">
      <style:text-properties style:font-name="Courier New" style:font-name-complex="Courier New" fo:color="#E3E3E3" fo:font-size="9pt" style:font-size-asian="9pt" style:font-size-complex="9pt" fo:background-color="#282828"/>
    </style:style>
    <style:style style:name="P299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00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301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<text:s/>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 Поиск товара с корректным названием на главной странице.</text:p>
      <text:p text:style-name="P40"><text:span text:style-name="T41">Страница</text:span><text:s/><text:span text:style-name="T42">для тестирования:</text:span><text:s/>Главная<text:s/>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>Тест- кейс №2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Действия</text:p>
          </table:table-cell>
          <table:table-cell table:style-name="TableCell52">
            <text:p text:style-name="P53">Результат</text:p>
          </table:table-cell>
        </table:table-row>
        <table:table-row table:style-name="TableRow54">
          <table:table-cell table:style-name="TableCell55">
            <text:p text:style-name="P56">1.Открыть сайт https://kupislona-store.ru/.</text:p>
          </table:table-cell>
          <table:table-cell table:style-name="TableCell57">
            <text:p text:style-name="P58">1.Страница загрузилась, отображены элементы сайта.</text:p>
          </table:table-cell>
        </table:table-row>
        <table:table-row table:style-name="TableRow59">
          <table:table-cell table:style-name="TableCell60">
            <text:p text:style-name="P61">2.Нажать на поле поиска в шапке сайта.</text:p>
          </table:table-cell>
          <table:table-cell table:style-name="TableCell62">
            <text:p text:style-name="P63"><text:span text:style-name="T64">2</text:span><text:span text:style-name="T65">.Поле активно, появился курсор.</text:span></text:p>
          </table:table-cell>
        </table:table-row>
        <table:table-row table:style-name="TableRow66">
          <table:table-cell table:style-name="TableCell67">
            <text:p text:style-name="P68"><text:span text:style-name="T69">3.Ввести в поле поиска название товара “Блокнот<text:s/></text:span><text:span text:style-name="T70">green</text:span><text:span text:style-name="T71">”.</text:span></text:p>
          </table:table-cell>
          <table:table-cell table:style-name="TableCell72">
            <text:p text:style-name="P73"><text:span text:style-name="T74">3.Отображается введенный текст “Блокнот<text:s/></text:span><text:span text:style-name="T75">green</text:span><text:span text:style-name="T76">”.</text:span></text:p>
          </table:table-cell>
        </table:table-row>
        <table:table-row table:style-name="TableRow77">
          <table:table-cell table:style-name="TableCell78">
            <text:p text:style-name="P79"><text:span text:style-name="T80">4</text:span><text:span text:style-name="T81">.Нажать кнопку поиска<text:s/></text:span><text:span text:style-name="T82">“</text:span><text:span text:style-name="T83">Лупа</text:span><text:span text:style-name="T84">”</text:span><text:span text:style-name="T85">.</text:span></text:p>
          </table:table-cell>
          <table:table-cell table:style-name="TableCell86">
            <text:p text:style-name="P87"><text:span text:style-name="T88">4.1Перешли на страницу с результатом поиска.<text:s/></text:span><text:span text:style-name="T89">URL</text:span><text:span text:style-name="T90"><text:s/>содержит результат (</text:span><text:span text:style-name="T91">search</text:span><text:span text:style-name="T92">,<text:s/></text:span><text:span text:style-name="T93">green</text:span><text:span text:style-name="T94">)</text:span></text:p>
            <text:p text:style-name="P95">4.2 Заголовок страницы “Результат поиска”.</text:p>
            <text:p text:style-name="P96"><text:span text:style-name="T97">4.3Отображается карточка товара.</text:span></text:p>
          </table:table-cell>
        </table:table-row>
      </table:table>
      <text:p text:style-name="P98"/>
      <text:p text:style-name="P99"/>
      <text:p text:style-name="P100"/>
      <text:p text:style-name="P101">Юртаева М.</text:p>
      <text:p text:style-name="P102">Автотест 3 - Отсутствие результатов поиска при неконкретном вводе данных</text:p>
      <text:p text:style-name="P103">Страница — главная страница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№ п/п</text:p>
          </table:table-cell>
          <table:table-cell table:style-name="TableCell112">
            <text:p text:style-name="P113">Действие</text:p>
          </table:table-cell>
          <table:table-cell table:style-name="TableCell114">
            <text:p text:style-name="P115">Ожидаемый<text:s/>результат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1">
            <text:p text:style-name="P122">Курсор поменяется на<text:s/><text:span text:style-name="T123">|</text:span></text:p>
          </table:table-cell>
        </table:table-row>
        <table:table-row table:style-name="TableRow124">
          <table:table-cell table:style-name="TableCell125">
            <text:p text:style-name="P126">2</text:p>
          </table:table-cell>
          <table:table-cell table:style-name="TableCell127">
            <text:p text:style-name="P128">Ввести «ывдмтавдоатрыодтр»</text:p>
          </table:table-cell>
          <table:table-cell table:style-name="TableCell129">
            <text:p text:style-name="P130">В строке записано «ывдмтавдоатрыодтр»</text:p>
          </table:table-cell>
        </table:table-row>
        <text:soft-page-break/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Нажать ПКМ на лупу в строке поиске</text:p>
          </table:table-cell>
          <table:table-cell table:style-name="TableCell136">
            <text:p text:style-name="P137">Страница обновиться. Поменяется<text:s/><text:span text:style-name="T138">url</text:span><text:s/>на https://kupislona-store.ru/search-result?search= ывдмтавдоатрыодтр.</text:p>
            <text:p text:style-name="P139">Заголовок страницы — Результат поиска</text:p>
            <text:p text:style-name="P140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1"/>
      <text:p text:style-name="P142"/>
      <text:p text:style-name="P143">Григорьева А.А.</text:p>
      <text:p text:style-name="P144">Автотест 4 - <text:s/>Верный переход по разделам в верхнего меню хэдере</text:p>
      <text:p text:style-name="P145">Страница — главная страница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№ п/п</text:p>
          </table:table-cell>
          <table:table-cell table:style-name="TableCell154">
            <text:p text:style-name="P155">Действие</text:p>
          </table:table-cell>
          <table:table-cell table:style-name="TableCell156">
            <text:p text:style-name="P157">Ожидаемый результат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Находиться на<text:s/>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63">
            <text:p text:style-name="P164">Страница обновиться. Поменяется<text:s/><text:span text:style-name="T165">url</text:span><text:s/>на https://kupislona-store.ru/content/kontakty.</text:p>
            <text:p text:style-name="P166">Заголовок страницы — «Контакты»</text:p>
          </table:table-cell>
        </table:table-row>
        <table:table-row table:style-name="TableRow167">
          <table:table-cell table:style-name="TableCell168">
            <text:p text:style-name="P169">2</text:p>
          </table:table-cell>
          <table:table-cell table:style-name="TableCell170">
            <text:p text:style-name="P171">Находиться на странице контакты <text:s/>(https://kupislona-store.ru/content/kontakty), нажать ПКМ на логотип «Купи слона»</text:p>
          </table:table-cell>
          <table:table-cell table:style-name="TableCell172">
            <text:p text:style-name="P173">Страница обновиться. Поменяется<text:s/><text:span text:style-name="T174">url</text:span><text:s/>на<text:s/><text:a xlink:href="https://kupislona-store.ru/" office:target-frame-name="_top" xlink:show="replace">https://kupislona-store.ru/</text:a></text:p>
            <text:p text:style-name="P175">Заголовок страницы —<text:s/>«Главное меню»</text:p>
            <text:p text:style-name="P176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77">Примечания:</text:p>
      <text:p text:style-name="P178">Заголовок страницы — «Главное меню» - есть на любой странице</text:p>
      <text:p text:style-name="P179">Текст – только на главной</text:p>
      <text:p text:style-name="P180"/>
      <text:p text:style-name="P181">Исмаилов А.З.<text:line-break/>Тест-кейс №5 Проверка отображения пустой корзины и перехода на страницу корзины</text:p>
      <text:p text:style-name="P182">Пред.условия: количество товаров в корзине = 0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№</text:p>
          </table:table-cell>
          <table:table-cell table:style-name="TableCell190">
            <text:p text:style-name="P191">Действия</text:p>
          </table:table-cell>
          <table:table-cell table:style-name="TableCell192">
            <text:p text:style-name="P193">Ожидаемый результат</text:p>
          </table:table-cell>
        </table:table-row>
        <table:table-row table:style-name="TableRow194">
          <table:table-cell table:style-name="TableCell195">
            <text:p text:style-name="P196">1.</text:p>
          </table:table-cell>
          <table:table-cell table:style-name="TableCell197">
            <text:p text:style-name="P198">Открыть сайт «https://kupislona-store.ru/»</text:p>
          </table:table-cell>
          <table:table-cell table:style-name="TableCell199">
            <text:p text:style-name="P200">1.В хедере на иконке корзины отображается цифра «0»</text:p>
          </table:table-cell>
        </table:table-row>
        <table:table-row table:style-name="TableRow201">
          <table:table-cell table:style-name="TableCell202">
            <text:p text:style-name="P203">2.</text:p>
          </table:table-cell>
          <table:table-cell table:style-name="TableCell204">
            <text:p text:style-name="P205">В<text:s/>хедере нажать на иконку корзины</text:p>
          </table:table-cell>
          <table:table-cell table:style-name="TableCell206">
            <text:p text:style-name="P207">2.1.Отображается страница корзины</text:p>
            <text:p text:style-name="TableContents"><text:span text:style-name="T208">2.2.</text:span><text:span text:style-name="T209">URL</text:span><text:span text:style-name="T210"><text:s/>= “</text:span><text:a xlink:href="https://kupislona-store.ru/cart" office:target-frame-name="_top" xlink:show="replace"><text:span text:style-name="T211">https</text:span><text:span text:style-name="T212">://</text:span><text:span text:style-name="T213">kupislona</text:span><text:span text:style-name="T214">-</text:span><text:span text:style-name="T215">store</text:span><text:span text:style-name="T216">.</text:span><text:span text:style-name="T217">ru</text:span><text:span text:style-name="T218">/</text:span><text:span text:style-name="T219">cart</text:span></text:a><text:span text:style-name="T220">”</text:span></text:p>
            <text:soft-page-break/>
            <text:p text:style-name="P221">2.3. Заголовок страницы = «Корзина»</text:p>
            <text:p text:style-name="P222">2.4.Отображается текст «В Вашей корзине нет товаров.»</text:p>
          </table:table-cell>
        </table:table-row>
      </table:table>
      <text:p text:style-name="P223"/>
      <text:p text:style-name="P224">Григорьева А.А.</text:p>
      <text:p text:style-name="P225">Автотест 7 - <text:s/>В количество у карточки товара вводиться только 6-значное число/текст<text:s/></text:p>
      <text:p text:style-name="P226">Страница — Ручки, карандаши, маркеры</text:p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№ п/п</text:p>
          </table:table-cell>
          <table:table-cell table:style-name="TableCell236">
            <text:p text:style-name="P237">Действие</text:p>
          </table:table-cell>
          <table:table-cell table:style-name="TableCell238">
            <text:p text:style-name="P239">Ожидаемый результат</text:p>
          </table:table-cell>
        </table:table-row>
        <table:table-row table:style-name="TableRow240">
          <table:table-cell table:style-name="TableCell241">
            <text:p text:style-name="P242">1</text:p>
          </table:table-cell>
          <table:table-cell table:style-name="TableCell243">
            <text:p text:style-name="P244">Находиться на странице <text:s text:c="2"/>с канцелярией (https://kupislona-store.ru/katalog/ruchki-karandashi-markery), нажать ПКМ на инпут количество у карточки товара «Автоматическая ручка<text:s/>«Bang cat»»</text:p>
          </table:table-cell>
          <table:table-cell table:style-name="TableCell245">
            <text:p text:style-name="P246">Инпут станет активным.<text:s/></text:p>
          </table:table-cell>
        </table:table-row>
        <table:table-row table:style-name="TableRow247">
          <table:table-cell table:style-name="TableCell248">
            <text:p text:style-name="P249">2</text:p>
          </table:table-cell>
          <table:table-cell table:style-name="TableCell250">
            <text:p text:style-name="P251">Ввести количество товара - 1234567890</text:p>
          </table:table-cell>
          <table:table-cell table:style-name="TableCell252">
            <text:p text:style-name="P253">Количество в ячейке– 123456</text:p>
          </table:table-cell>
        </table:table-row>
      </table:table>
      <text:p text:style-name="P254"/>
      <text:p text:style-name="P255">Хасанова Г.В.</text:p>
      <text:p text:style-name="P256"><text:span text:style-name="T257">Автотест</text:span>: Отправить в корзину(Купить) товаров с количеством товара 0.</text:p>
      <text:p text:style-name="P258"><text:span text:style-name="T259">Страница</text:span><text:s/>для тестирования: Главная страница сайта<text:s/><text:span text:style-name="Гиперссылка">https://kupislona-store.ru/katalog/all</text:span>.</text:p>
      <text:p text:style-name="P260"/>
      <text:p text:style-name="P261">Тест-кейс №6 Отправить в корзину(Купить) товаров с количеством товара 0.</text:p>
      <text:p text:style-name="P262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Действия</text:p>
          </table:table-cell>
          <table:table-cell table:style-name="TableCell269">
            <text:p text:style-name="P270">Результат</text:p>
          </table:table-cell>
        </table:table-row>
        <table:table-row table:style-name="TableRow271">
          <table:table-cell table:style-name="TableCell272">
            <text:p text:style-name="P273"><text:span text:style-name="T274">1.Открыть сайт<text:s/></text:span><text:span text:style-name="Гиперссылка">https://kupislona-store.ru/katalog/all</text:span></text:p>
          </table:table-cell>
          <table:table-cell table:style-name="TableCell275">
            <text:p text:style-name="P276">1.Страница загрузилась</text:p>
            <text:p text:style-name="P277"><text:span text:style-name="T278">1.1. Заголовок страница содержит текст «</text:span><text:span text:style-name="T279">Весь каталог</text:span><text:span text:style-name="T280">»</text:span></text:p>
          </table:table-cell>
        </table:table-row>
        <table:table-row table:style-name="TableRow281">
          <table:table-cell table:style-name="TableCell282">
            <text:p text:style-name="P283">2.Под товаром «Блокнот с наклейками «Хвостатый»» очистить поле ввода количества товаров</text:p>
          </table:table-cell>
          <table:table-cell table:style-name="TableCell284">
            <text:p text:style-name="P285"><text:span text:style-name="T286">2.поле ввода количества товаром пустой</text:span></text:p>
          </table:table-cell>
        </table:table-row>
        <table:table-row table:style-name="TableRow287">
          <table:table-cell table:style-name="TableCell288">
            <text:p text:style-name="P289">3. ввести цифру «0» в поле количество товаров</text:p>
          </table:table-cell>
          <table:table-cell table:style-name="TableCell290">
            <text:p text:style-name="P291">3.поле ввода количества 0</text:p>
          </table:table-cell>
        </table:table-row>
        <table:table-row table:style-name="TableRow292">
          <table:table-cell table:style-name="TableCell293">
            <text:p text:style-name="P294">4. Нажать кнопку «купить»</text:p>
          </table:table-cell>
          <table:table-cell table:style-name="TableCell295">
            <text:p text:style-name="P296"><text:span text:style-name="T297">4. Всплывает<text:s/></text:span><text:span text:style-name="T298">Сообщение об ошибке</text:span></text:p>
          </table:table-cell>
        </table:table-row>
      </table:table>
      <text:p text:style-name="P299"/>
      <text:p text:style-name="P300"/>
      <text:p text:style-name="P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настасия</meta:initial-creator>
    <dc:creator>Kkorkaa</dc:creator>
    <meta:creation-date>2026-01-24T21:28:00Z</meta:creation-date>
    <dc:date>2026-02-03T15:41:00Z</dc:date>
    <meta:template xlink:href="Normal" xlink:type="simple"/>
    <meta:editing-cycles>10</meta:editing-cycles>
    <meta:editing-duration>PT1260S</meta:editing-duration>
    <meta:document-statistic meta:page-count="3" meta:paragraph-count="9" meta:word-count="723" meta:character-count="4837" meta:row-count="34" meta:non-whitespace-character-count="4123"/>
  </office:meta>
</office:document-meta>
</file>